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 style:data-style-name="N11">
      <style:table-cell-properties fo:background-color="#00a933"/>
      <style:text-properties fo:font-style="italic" style:font-style-asian="italic" style:font-style-complex="italic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a933"/>
    </style:style>
    <style:style style:name="ce17" style:family="table-cell" style:parent-style-name="Default" style:data-style-name="N11">
      <style:table-cell-properties fo:background-color="#00a933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table table:name="calcs" table:style-name="ta1">
        <table:table-column table:style-name="co1" table:default-cell-style-name="ce13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oil Wattage</text:p>
          </table:table-cell>
          <table:table-cell table:style-name="ce13" office:value-type="string" calcext:value-type="string">
            <text:p>Coil Voltage</text:p>
          </table:table-cell>
          <table:table-cell table:style-name="ce13" office:value-type="string" calcext:value-type="string">
            <text:p>Coil Resistance</text:p>
          </table:table-cell>
          <table:table-cell table:number-columns-repeated="3"/>
        </table:table-row>
        <table:table-row table:style-name="ro1">
          <table:table-cell table:style-name="Default" office:value-type="float" office:value="1500" calcext:value-type="float">
            <text:p>1500</text:p>
          </table:table-cell>
          <table:table-cell office:value-type="float" office:value="240" calcext:value-type="float">
            <text:p>240</text:p>
          </table:table-cell>
          <table:table-cell table:formula="of:=([.B2]^2)/[.A2]" office:value-type="float" office:value="38.4" calcext:value-type="float">
            <text:p>38.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lls</text:p>
          </table:table-cell>
          <table:table-cell table:style-name="ce13" office:value-type="string" calcext:value-type="string">
            <text:p>Groups</text:p>
          </table:table-cell>
          <table:table-cell table:style-name="ce13" office:value-type="string" calcext:value-type="string">
            <text:p>Cells / Group</text:p>
          </table:table-cell>
          <table:table-cell table:style-name="ce13" office:value-type="string" calcext:value-type="string">
            <text:p>Plates</text:p>
          </table:table-cell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A5]/[.B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ource Voltage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 table:style-name="Default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lls-in-Series / Group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wer / Group (W)</text:p>
          </table:table-cell>
          <table:table-cell table:formula="of:=([.$A$8]^2)/([.$C$2]*[.B10])*([.$C$5]/[.B10])" office:value-type="float" office:value="4506.66666666667" calcext:value-type="float">
            <text:p>4506.66666666667</text:p>
          </table:table-cell>
          <table:table-cell table:style-name="ce16" table:formula="of:=([.$A$8]^2)/([.$C$2]*[.C10])*([.$C$5]/[.C10])" office:value-type="float" office:value="1126.66666666667" calcext:value-type="float">
            <text:p>1126.66666666667</text:p>
          </table:table-cell>
          <table:table-cell table:formula="of:=([.$A$8]^2)/([.$C$2]*[.D10])*([.$C$5]/[.D10])" office:value-type="float" office:value="281.666666666667" calcext:value-type="float">
            <text:p>281.666666666667</text:p>
          </table:table-cell>
          <table:table-cell table:formula="of:=([.$A$8]^2)/([.$C$2]*[.E10])*([.$C$5]/[.E10])" office:value-type="float" office:value="125.185185185185" calcext:value-type="float">
            <text:p>125.185185185185</text:p>
          </table:table-cell>
          <table:table-cell table:formula="of:=([.$A$8]^2)/([.$C$2]*[.F10])*([.$C$5]/[.F10])" office:value-type="float" office:value="70.4166666666667" calcext:value-type="float">
            <text:p>70.4166666666667</text:p>
          </table:table-cell>
        </table:table-row>
        <table:table-row table:style-name="ro1">
          <table:table-cell office:value-type="string" calcext:value-type="string">
            <text:p>Power / Plate (W)</text:p>
          </table:table-cell>
          <table:table-cell table:formula="of:=[.B11]*[.$B$5]" office:value-type="float" office:value="27040" calcext:value-type="float">
            <text:p>27040</text:p>
          </table:table-cell>
          <table:table-cell table:style-name="ce16" table:formula="of:=[.C11]*[.$B$5]" office:value-type="float" office:value="6760" calcext:value-type="float">
            <text:p>6760</text:p>
          </table:table-cell>
          <table:table-cell table:formula="of:=[.D11]*[.$B$5]" office:value-type="float" office:value="1690" calcext:value-type="float">
            <text:p>1690</text:p>
          </table:table-cell>
          <table:table-cell table:formula="of:=[.E11]*[.$B$5]" office:value-type="float" office:value="751.111111111111" calcext:value-type="float">
            <text:p>751.111111111111</text:p>
          </table:table-cell>
          <table:table-cell table:formula="of:=[.F11]*[.$B$5]" office:value-type="float" office:value="422.5" calcext:value-type="float">
            <text:p>422.5</text:p>
          </table:table-cell>
        </table:table-row>
        <table:table-row table:style-name="ro1">
          <table:table-cell office:value-type="string" calcext:value-type="string">
            <text:p>Total Power (W)</text:p>
          </table:table-cell>
          <table:table-cell table:formula="of:=[.B12]*[.$D$5]" office:value-type="float" office:value="54080" calcext:value-type="float">
            <text:p>54080</text:p>
          </table:table-cell>
          <table:table-cell table:style-name="ce16" table:formula="of:=[.C12]*[.$D$5]" office:value-type="float" office:value="13520" calcext:value-type="float">
            <text:p>13520</text:p>
          </table:table-cell>
          <table:table-cell table:formula="of:=[.D12]*[.$D$5]" office:value-type="float" office:value="3380" calcext:value-type="float">
            <text:p>3380</text:p>
          </table:table-cell>
          <table:table-cell table:formula="of:=[.E12]*[.$D$5]" office:value-type="float" office:value="1502.22222222222" calcext:value-type="float">
            <text:p>1502.22222222222</text:p>
          </table:table-cell>
          <table:table-cell table:formula="of:=[.F12]*[.$D$5]"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Total Current Draw (A)</text:p>
          </table:table-cell>
          <table:table-cell table:formula="of:=[.B13]/[.$A$8]" office:value-type="float" office:value="260" calcext:value-type="float">
            <text:p>260</text:p>
          </table:table-cell>
          <table:table-cell table:style-name="ce16" table:formula="of:=[.C13]/[.$A$8]" office:value-type="float" office:value="65" calcext:value-type="float">
            <text:p>65</text:p>
          </table:table-cell>
          <table:table-cell table:formula="of:=[.D13]/[.$A$8]" office:value-type="float" office:value="16.25" calcext:value-type="float">
            <text:p>16.25</text:p>
          </table:table-cell>
          <table:table-cell table:formula="of:=[.E13]/[.$A$8]" office:value-type="float" office:value="7.22222222222222" calcext:value-type="float">
            <text:p>7.22222222222222</text:p>
          </table:table-cell>
          <table:table-cell table:formula="of:=[.F13]/[.$A$8]" office:value-type="float" office:value="4.0625" calcext:value-type="float">
            <text:p>4.0625</text:p>
          </table:table-cell>
        </table:table-row>
        <table:table-row table:style-name="ro1">
          <table:table-cell office:value-type="string" calcext:value-type="string">
            <text:p>Min. Source Current Rating [20%] (A)</text:p>
          </table:table-cell>
          <table:table-cell table:formula="of:=[.B14]*1.2" office:value-type="float" office:value="312" calcext:value-type="float">
            <text:p>312</text:p>
          </table:table-cell>
          <table:table-cell table:style-name="ce16" table:formula="of:=[.C14]*1.2" office:value-type="float" office:value="78" calcext:value-type="float">
            <text:p>78</text:p>
          </table:table-cell>
          <table:table-cell table:formula="of:=[.D14]*1.2" office:value-type="float" office:value="19.5" calcext:value-type="float">
            <text:p>19.5</text:p>
          </table:table-cell>
          <table:table-cell table:formula="of:=[.E14]*1.2" office:value-type="float" office:value="8.66666666666667" calcext:value-type="float">
            <text:p>8.66666666666667</text:p>
          </table:table-cell>
          <table:table-cell table:formula="of:=[.F14]*1.2" office:value-type="float" office:value="4.875" calcext:value-type="float">
            <text:p>4.875</text:p>
          </table:table-cell>
        </table:table-row>
        <table:table-row table:style-name="ro1">
          <table:table-cell office:value-type="string" calcext:value-type="string">
            <text:p>Max Parallel Power Ratio</text:p>
          </table:table-cell>
          <table:table-cell table:style-name="ce14" table:formula="of:=[.B15]/[.$B$15]" office:value-type="percentage" office:value="1" calcext:value-type="percentage">
            <text:p>100.00%</text:p>
          </table:table-cell>
          <table:table-cell table:style-name="ce17" table:formula="of:=[.C15]/[.$B$15]" office:value-type="percentage" office:value="0.25" calcext:value-type="percentage">
            <text:p>25.00%</text:p>
          </table:table-cell>
          <table:table-cell table:style-name="ce14" table:formula="of:=[.D15]/[.$B$15]" office:value-type="percentage" office:value="0.0625" calcext:value-type="percentage">
            <text:p>6.25%</text:p>
          </table:table-cell>
          <table:table-cell table:style-name="ce14" table:formula="of:=[.E15]/[.$B$15]" office:value-type="percentage" office:value="0.0277777777777778" calcext:value-type="percentage">
            <text:p>2.78%</text:p>
          </table:table-cell>
          <table:table-cell table:style-name="ce14" table:formula="of:=[.F15]/[.$B$15]" office:value-type="percentage" office:value="0.015625" calcext:value-type="percentage">
            <text:p>1.56%</text:p>
          </table:table-cell>
        </table:table-row>
      </table:table>
      <table:table table:name="layout" table:style-name="ta1">
        <table:table-column table:style-name="co4" table:number-columns-repeated="16384" table:default-cell-style-name="Default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number-columns-repeated="2" table:style-name="ce8" office:value-type="string" calcext:value-type="string">
            <text:p>1A</text:p>
          </table:table-cell>
          <table:table-cell table:style-name="ce8" office:value-type="string" calcext:value-type="string">
            <text:p>2A</text:p>
          </table:table-cell>
          <table:table-cell table:style-name="ce8" office:value-type="string" calcext:value-type="string">
            <text:p>1A</text:p>
          </table:table-cell>
          <table:table-cell table:style-name="ce8" office:value-type="string" calcext:value-type="string">
            <text:p>1B</text:p>
          </table:table-cell>
          <table:table-cell/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number-columns-repeated="2"/>
          <table:table-cell table:style-name="ce8" office:value-type="string" calcext:value-type="string">
            <text:p>1A</text:p>
          </table:table-cell>
          <table:table-cell table:number-columns-repeated="2" table:style-name="ce8" office:value-type="string" calcext:value-type="string">
            <text:p>2A</text:p>
          </table:table-cell>
          <table:table-cell table:style-name="ce8" office:value-type="string" calcext:value-type="string">
            <text:p>2B</text:p>
          </table:table-cell>
          <table:table-cell table:style-name="ce8" office:value-type="string" calcext:value-type="string">
            <text:p>1B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number-columns-repeated="2"/>
          <table:table-cell table:style-name="ce8" office:value-type="string" calcext:value-type="string">
            <text:p>2C</text:p>
          </table:table-cell>
          <table:table-cell table:style-name="ce8" office:value-type="string" calcext:value-type="string">
            <text:p>2A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2B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number-columns-repeated="2"/>
          <table:table-cell table:style-name="ce8" office:value-type="string" calcext:value-type="string">
            <text:p>1C</text:p>
          </table:table-cell>
          <table:table-cell table:number-columns-repeated="2" table:style-name="ce8" office:value-type="string" calcext:value-type="string">
            <text:p>2C</text:p>
          </table:table-cell>
          <table:table-cell table:style-name="ce8" office:value-type="string" calcext:value-type="string">
            <text:p>2B</text:p>
          </table:table-cell>
          <table:table-cell table:style-name="ce8" office:value-type="string" calcext:value-type="string">
            <text:p>1B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number-columns-repeated="2"/>
          <table:table-cell table:number-columns-repeated="2" table:style-name="ce8" office:value-type="string" calcext:value-type="string">
            <text:p>1C</text:p>
          </table:table-cell>
          <table:table-cell table:style-name="ce8" office:value-type="string" calcext:value-type="string">
            <text:p>2C</text:p>
          </table:table-cell>
          <table:table-cell table:style-name="ce8" office:value-type="string" calcext:value-type="string">
            <text:p>1C</text:p>
          </table:table-cell>
          <table:table-cell table:style-name="ce8" office:value-type="string" calcext:value-type="string">
            <text:p>1B</text:p>
          </table:table-cell>
          <table:table-cell/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6371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layout.C2:layout.G6 layout.I2:layout.M6">
            <calcext:condition calcext:apply-style-name="Untitled7" calcext:value="contains-text(&quot;1A&quot;)" calcext:base-cell-address="layout.C2"/>
            <calcext:condition calcext:apply-style-name="Untitled8" calcext:value="contains-text(&quot;1B&quot;)" calcext:base-cell-address="layout.C2"/>
            <calcext:condition calcext:apply-style-name="Untitled9" calcext:value="contains-text(&quot;1C&quot;)" calcext:base-cell-address="layout.C2"/>
            <calcext:condition calcext:apply-style-name="Untitled6" calcext:value="contains-text(&quot;2A&quot;)" calcext:base-cell-address="layout.C2"/>
            <calcext:condition calcext:apply-style-name="Untitled10" calcext:value="contains-text(&quot;2B&quot;)" calcext:base-cell-address="layout.C2"/>
            <calcext:condition calcext:apply-style-name="Untitled11" calcext:value="contains-text(&quot;2C&quot;)" calcext:base-cell-address="layout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style:style style:name="SSR1" style:family="table-cell" style:parent-style-name="Default">
      <style:table-cell-properties fo:background-color="transparent"/>
      <style:text-properties fo:color="#bf0041"/>
    </style:style>
    <style:style style:name="Untitled1" style:family="table-cell" style:parent-style-name="Default">
      <style:text-properties fo:color="#55308d"/>
    </style:style>
    <style:style style:name="Untitled2" style:family="table-cell" style:parent-style-name="Default">
      <style:text-properties fo:color="#158466"/>
    </style:style>
    <style:style style:name="Untitled3" style:family="table-cell" style:parent-style-name="Default">
      <style:table-cell-properties fo:background-color="#ff0000" style:diagonal-bl-tr="none" style:diagonal-tl-br="none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#2a6099"/>
    </style:style>
    <style:style style:name="Untitled6" style:family="table-cell" style:parent-style-name="Default">
      <style:table-cell-properties fo:background-color="#ff0000"/>
      <style:text-properties fo:color="#158466"/>
    </style:style>
    <style:style style:name="Untitled7" style:family="table-cell" style:parent-style-name="Default">
      <style:table-cell-properties fo:background-color="#ff0000"/>
      <style:text-properties fo:color="#55308d"/>
    </style:style>
    <style:style style:name="Untitled8" style:family="table-cell" style:parent-style-name="Default">
      <style:table-cell-properties fo:background-color="#000000"/>
      <style:text-properties fo:color="#55308d"/>
    </style:style>
    <style:style style:name="Untitled9" style:family="table-cell" style:parent-style-name="Default">
      <style:table-cell-properties fo:background-color="#2a6099"/>
      <style:text-properties fo:color="#55308d"/>
    </style:style>
    <style:style style:name="Untitled10" style:family="table-cell" style:parent-style-name="Default">
      <style:table-cell-properties fo:background-color="#000000"/>
      <style:text-properties fo:color="#158466"/>
    </style:style>
    <style:style style:name="Untitled11" style:family="table-cell" style:parent-style-name="Default">
      <style:table-cell-properties fo:background-color="#2a6099"/>
      <style:text-properties fo:color="#158466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10-17">0000-00-00</text:date></text:span><text:span text:style-name="MT1">, </text:span><text:span text:style-name="MT1"><text:time style:data-style-name="N2" text:time-value="12:39:50.054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7T15:32:29.911000000</dc:date>
    <meta:editing-duration>PT3H48M28S</meta:editing-duration>
    <meta:editing-cycles>4</meta:editing-cycles>
    <meta:generator>LibreOffice/7.6.2.1$Windows_X86_64 LibreOffice_project/56f7684011345957bbf33a7ee678afaf4d2ba333</meta:generator>
    <meta:document-statistic meta:table-count="2" meta:cell-count="108" meta:object-count="0"/>
  </office:meta>
</office:document-meta>
</file>